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6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44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u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e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hu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ri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at</text:p>
          </table:table-cell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9T09:46:09.252403507</meta:creation-date>
    <dc:date>2025-12-19T10:03:30.581648137</dc:date>
    <meta:editing-duration>PT17M21S</meta:editing-duration>
    <meta:editing-cycles>4</meta:editing-cycles>
    <meta:generator>LibreOffice/25.2.3.2$Linux_X86_64 LibreOffice_project/520$Build-2</meta:generator>
    <meta:document-statistic meta:table-count="1" meta:cell-count="61" meta:object-count="0"/>
  </office:meta>
</office:document-meta>
</file>